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P30" style:parent-style-name="Corpodetexto3" style:family="paragraph">
      <style:text-properties style:font-name-asian="Wingdings" style:font-name-complex="Wingdings"/>
    </style:style>
    <style:style style:name="P31" style:parent-style-name="Standard" style:family="paragraph">
      <style:text-properties style:font-name-asian="Wingdings" style:font-name-complex="Wingdings" fo:language="pt" fo:country="BR"/>
    </style:style>
    <style:style style:name="P32" style:parent-style-name="Standard" style:list-style-name="LFO10" style:family="paragraph">
      <style:paragraph-properties fo:text-align="justify"/>
    </style:style>
    <style:style style:name="T33" style:parent-style-name="Fonteparág.padrão" style:family="text">
      <style:text-properties style:font-name-asian="Wingdings" style:font-name-complex="Wingdings" fo:language="pt" fo:country="BR"/>
    </style:style>
    <style:style style:name="T34" style:parent-style-name="Fonteparág.padrão" style:family="text">
      <style:text-properties style:font-name-asian="Wingdings" style:font-name-complex="Wingdings" fo:language="pt" fo:country="BR"/>
    </style:style>
    <style:style style:name="T35" style:parent-style-name="Fonteparág.padrão" style:family="text">
      <style:text-properties style:font-name-asian="Wingdings" style:font-name-complex="Wingdings" fo:language="pt" fo:country="BR"/>
    </style:style>
    <style:style style:name="T36" style:parent-style-name="Fonteparág.padrão" style:family="text">
      <style:text-properties style:font-name-asian="Wingdings" style:font-name-complex="Wingdings" fo:language="pt" fo:country="BR"/>
    </style:style>
    <style:style style:name="P37" style:parent-style-name="Standard" style:list-style-name="LFO10" style:family="paragraph">
      <style:paragraph-properties fo:text-align="justify"/>
    </style:style>
    <style:style style:name="T38" style:parent-style-name="Fonteparág.padrão" style:family="text">
      <style:text-properties style:font-name-asian="Wingdings" style:font-name-complex="Wingdings" fo:language="pt" fo:country="BR"/>
    </style:style>
    <style:style style:name="T39" style:parent-style-name="Fonteparág.padrão" style:family="text">
      <style:text-properties style:font-name-asian="Wingdings" style:font-name-complex="Wingdings" fo:language="pt" fo:country="BR"/>
    </style:style>
    <style:style style:name="T40" style:parent-style-name="Fonteparág.padrão" style:family="text">
      <style:text-properties style:font-name-asian="Wingdings" style:font-name-complex="Wingdings" fo:language="pt" fo:country="BR"/>
    </style:style>
    <style:style style:name="P41" style:parent-style-name="Standard" style:list-style-name="LFO10" style:family="paragraph">
      <style:paragraph-properties fo:text-align="justify"/>
    </style:style>
    <style:style style:name="T42" style:parent-style-name="Fonteparág.padrão" style:family="text">
      <style:text-properties style:font-name-asian="Wingdings" style:font-name-complex="Wingdings" fo:language="pt" fo:country="BR"/>
    </style:style>
    <style:style style:name="T43" style:parent-style-name="Fonteparág.padrão" style:family="text">
      <style:text-properties style:font-name-asian="Wingdings" style:font-name-complex="Wingdings" fo:language="pt" fo:country="BR"/>
    </style:style>
    <style:style style:name="P44" style:parent-style-name="Standard" style:list-style-name="LFO10" style:family="paragraph">
      <style:paragraph-properties fo:text-align="justify"/>
      <style:text-properties style:font-name-asian="Wingdings" style:font-name-complex="Wingdings" fo:language="pt" fo:country="BR"/>
    </style:style>
    <style:style style:name="P45" style:parent-style-name="Standard" style:list-style-name="LFO10" style:family="paragraph">
      <style:paragraph-properties fo:text-align="justify"/>
      <style:text-properties style:font-name-asian="Wingdings" style:font-name-complex="Wingdings" fo:language="pt" fo:country="BR"/>
    </style:style>
    <style:style style:name="P46" style:parent-style-name="Standard" style:list-style-name="LFO10" style:family="paragraph">
      <style:paragraph-properties fo:text-align="justify"/>
    </style:style>
    <style:style style:name="T47" style:parent-style-name="Fonteparág.padrão" style:family="text">
      <style:text-properties style:font-name-asian="Wingdings" style:font-name-complex="Wingdings" fo:language="pt" fo:country="BR"/>
    </style:style>
    <style:style style:name="T48" style:parent-style-name="Fonteparág.padrão" style:family="text">
      <style:text-properties style:font-name-asian="Wingdings" style:font-name-complex="Wingdings" fo:language="pt" fo:country="BR"/>
    </style:style>
    <style:style style:name="T49" style:parent-style-name="Fonteparág.padrão" style:family="text">
      <style:text-properties style:font-name-asian="Wingdings" style:font-name-complex="Wingdings" fo:language="pt" fo:country="BR"/>
    </style:style>
    <style:style style:name="T50" style:parent-style-name="Fonteparág.padrão" style:family="text">
      <style:text-properties style:font-name-asian="Wingdings" style:font-name-complex="Wingdings" fo:language="pt" fo:country="BR"/>
    </style:style>
    <style:style style:name="T51" style:parent-style-name="Fonteparág.padrão" style:family="text">
      <style:text-properties style:font-name-asian="Wingdings" style:font-name-complex="Wingdings" fo:language="pt" fo:country="BR"/>
    </style:style>
    <style:style style:name="T52" style:parent-style-name="Fonteparág.padrão" style:family="text">
      <style:text-properties style:font-name-asian="Wingdings" style:font-name-complex="Wingdings" fo:language="pt" fo:country="BR"/>
    </style:style>
    <style:style style:name="P53" style:parent-style-name="Standard" style:list-style-name="LFO10" style:family="paragraph">
      <style:paragraph-properties fo:text-align="justify"/>
    </style:style>
    <style:style style:name="T54" style:parent-style-name="Fonteparág.padrão" style:family="text">
      <style:text-properties style:font-name-asian="Wingdings" style:font-name-complex="Wingdings" fo:language="pt" fo:country="BR"/>
    </style:style>
    <style:style style:name="P55" style:parent-style-name="InfoBlue" style:family="paragraph">
      <style:text-properties style:font-name-asian="Wingdings" style:font-name-complex="Wingdings"/>
    </style:style>
    <style:style style:name="T56" style:parent-style-name="Fonteparág.padrão" style:family="text">
      <style:text-properties style:font-name-asian="Wingdings" style:font-name-complex="Wingdings"/>
    </style:style>
    <style:style style:name="P57" style:parent-style-name="Textbody" style:family="paragraph">
      <style:paragraph-properties fo:text-align="justify"/>
      <style:text-properties style:font-name-asian="Wingdings" style:font-name-complex="Wingdings" fo:language="pt" fo:country="BR"/>
    </style:style>
    <style:style style:name="P58" style:parent-style-name="Textbody" style:family="paragraph">
      <style:paragraph-properties fo:text-align="justify"/>
      <style:text-properties style:font-name-asian="Wingdings" style:font-name-complex="Wingdings" fo:language="pt" fo:country="BR"/>
    </style:style>
    <style:style style:name="P59" style:parent-style-name="Textbody" style:family="paragraph">
      <style:text-properties fo:language="pt" fo:country="BR"/>
    </style:style>
    <style:style style:name="P60" style:parent-style-name="Textbody" style:family="paragraph">
      <style:text-properties style:font-name-asian="Wingdings" style:font-name-complex="Wingdings" fo:language="pt" fo:country="BR"/>
    </style:style>
    <style:style style:name="P61" style:parent-style-name="Textbody" style:family="paragraph">
      <style:text-properties style:font-name-asian="Wingdings" style:font-name-complex="Wingdings" fo:language="pt" fo:country="BR"/>
    </style:style>
    <style:style style:name="P62" style:parent-style-name="InfoBlue" style:family="paragraph">
      <style:text-properties style:font-name-asian="Wingdings" style:font-name-complex="Wingdings"/>
    </style:style>
    <style:style style:name="P63" style:parent-style-name="InfoBlue" style:family="paragraph">
      <style:text-properties style:font-name-asian="Wingdings" style:font-name-complex="Wingdings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-asian="Wingdings" style:font-name-complex="Wingdings" fo:language="pt" fo:country="BR"/>
    </style:style>
    <style:style style:name="P65" style:parent-style-name="Standard" style:family="paragraph">
      <style:text-properties style:font-name-asian="Wingdings" style:font-name-complex="Wingdings"/>
    </style:style>
    <style:style style:name="T66" style:parent-style-name="Fonteparág.padrão" style:family="text">
      <style:text-properties style:font-name-asian="Wingdings" style:font-name-complex="Wingdings"/>
    </style:style>
    <style:style style:name="T67" style:parent-style-name="Fonteparág.padrão" style:family="text">
      <style:text-properties style:font-name-asian="Wingdings" style:font-name-complex="Wingdings" fo:language="pt" fo:country="BR"/>
    </style:style>
    <style:style style:name="T68" style:parent-style-name="Fonteparág.padrão" style:family="text">
      <style:text-properties style:font-name-asian="Wingdings" style:font-name-complex="Wingdings" fo:language="pt" fo:country="BR"/>
    </style:style>
    <style:style style:name="P69" style:parent-style-name="Standard" style:family="paragraph">
      <style:text-properties style:font-name-asian="Wingdings" style:font-name-complex="Wingdings" fo:language="pt" fo:country="BR"/>
    </style:style>
    <style:style style:name="P70" style:parent-style-name="Standard" style:list-style-name="LFO11" style:family="paragraph">
      <style:text-properties style:font-name-asian="Wingdings" style:font-name-complex="Wingdings" fo:language="pt" fo:country="BR"/>
    </style:style>
    <style:style style:name="P71" style:parent-style-name="Standard" style:list-style-name="LFO11" style:family="paragraph">
      <style:text-properties style:font-name-asian="Wingdings" style:font-name-complex="Wingdings" fo:language="pt" fo:country="BR"/>
    </style:style>
    <style:style style:name="P72" style:parent-style-name="Standard" style:list-style-name="LFO11" style:family="paragraph">
      <style:text-properties style:font-name-asian="Wingdings" style:font-name-complex="Wingdings" fo:language="pt" fo:country="BR"/>
    </style:style>
    <style:style style:name="P73" style:parent-style-name="Standard" style:list-style-name="LFO11" style:family="paragraph">
      <style:text-properties style:font-name-asian="Wingdings" style:font-name-complex="Wingdings" fo:language="pt" fo:country="BR"/>
    </style:style>
    <style:style style:name="P74" style:parent-style-name="Standard" style:list-style-name="LFO11" style:family="paragraph">
      <style:text-properties style:font-name-asian="Wingdings" style:font-name-complex="Wingdings" fo:language="pt" fo:country="BR"/>
    </style:style>
    <style:style style:name="P75" style:parent-style-name="Standard" style:family="paragraph">
      <style:text-properties fo:language="pt" fo:country="BR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Fonteparág.padrão" style:family="text">
      <style:text-properties style:font-name-asian="Wingdings" fo:language="pt" fo:country="BR"/>
    </style:style>
    <style:style style:name="T78" style:parent-style-name="Fonteparág.padrão" style:family="text">
      <style:text-properties style:font-name-asian="Wingdings" fo:language="pt" fo:country="BR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-asian="Wingdings" fo:language="pt" fo:country="BR"/>
    </style:style>
    <style:style style:name="P80" style:parent-style-name="InfoBlue" style:family="paragraph">
      <style:text-properties style:font-name-asian="Wingdings" style:font-name-complex="Wingdings" fo:language="pt" fo:country="BR"/>
    </style:style>
    <style:style style:name="P81" style:parent-style-name="Textbody" style:family="paragraph">
      <style:paragraph-properties fo:margin-left="0in">
        <style:tab-stops/>
      </style:paragraph-properties>
    </style:style>
    <style:style style:name="T82" style:parent-style-name="Fonteparág.padrão" style:family="text">
      <style:text-properties style:font-name-asian="Wingdings" style:font-name-complex="Wingdings"/>
    </style:style>
    <style:style style:name="P83" style:parent-style-name="Título1" style:master-page-name="MP1" style:list-style-name="Outline" style:family="paragraph">
      <style:paragraph-properties fo:break-before="page"/>
    </style:style>
    <style:style style:name="P114" style:parent-style-name="InfoBlue" style:family="paragraph">
      <style:text-properties style:font-name-asian="Wingdings" style:font-name-complex="Wingdings"/>
    </style:style>
    <style:style style:name="P115" style:parent-style-name="Título3" style:list-style-name="Outline" style:family="paragraph">
      <style:text-properties fo:language="pt" fo:country="BR"/>
    </style:style>
    <style:style style:name="P116" style:parent-style-name="Standard" style:family="paragraph">
      <style:text-properties fo:language="pt" fo:country="BR"/>
    </style:style>
    <style:style style:name="P117" style:parent-style-name="Standard" style:family="paragraph">
      <style:text-properties style:font-name-asian="Wingdings" style:font-name-complex="Wingdings" fo:language="pt" fo:country="BR"/>
    </style:style>
    <style:style style:name="P118" style:parent-style-name="Título3" style:list-style-name="Outline" style:family="paragraph">
      <style:text-properties fo:language="pt" fo:country="BR"/>
    </style:style>
    <style:style style:name="P119" style:parent-style-name="Standard" style:family="paragraph">
      <style:text-properties style:font-name-asian="Wingdings" style:font-name-complex="Wingdings" fo:language="pt" fo:country="BR"/>
    </style:style>
    <style:style style:name="P120" style:parent-style-name="Standard" style:family="paragraph">
      <style:text-properties fo:language="pt" fo:country="BR"/>
    </style:style>
    <style:style style:name="P121" style:parent-style-name="InfoBlue" style:family="paragraph">
      <style:text-properties style:font-name-asian="Wingdings" style:font-name-complex="Wingdings" fo:language="pt" fo:country="BR"/>
    </style:style>
    <style:style style:name="P122" style:parent-style-name="InfoBlue" style:family="paragraph">
      <style:text-properties style:font-name-asian="Wingdings" style:font-name-complex="Wingdings"/>
    </style:style>
    <style:style style:name="P123" style:parent-style-name="Standard" style:family="paragraph">
      <style:text-properties style:font-name-asian="Wingdings" style:font-name-complex="Wingdings" fo:language="pt" fo:country="BR"/>
    </style:style>
    <style:style style:name="P124" style:parent-style-name="Textbody" style:family="paragraph">
      <style:text-properties fo:language="pt" fo:country="BR"/>
    </style:style>
    <style:style style:name="P125" style:parent-style-name="InfoBlue" style:family="paragraph">
      <style:text-properties style:font-name-asian="Wingdings" style:font-name-complex="Wingdings"/>
    </style:style>
    <style:style style:name="P126" style:parent-style-name="InfoBlue" style:family="paragraph">
      <style:text-properties style:font-name-asian="Wingdings" style:font-name-complex="Wingdings" style:font-size-complex="14pt"/>
    </style:style>
  </office:automatic-styles>
  <office:body>
    <office:text text:use-soft-page-breaks="true">
      <text:p text:style-name="P1">Taciturn-duck</text:p>
      <text:p text:style-name="Heading">Documeto de Requisitos</text:p>
      <text:p text:style-name="P30"/>
      <text:h text:style-name="Título1" text:outline-level="1">Introução</text:h>
      <text:p text:style-name="P31"><text:tab/>Este documento descrever os requisitos do projeto taciturn-duck.</text:p>
      <text:h text:style-name="Título1" text:outline-level="1">Requisitos Funcionais do Sistema</text:h>
      <text:list text:style-name="LFO10" text:continue-numbering="true">
        <text:list-item>
          <text:p text:style-name="P32"><text:span text:style-name="T33">O sistema deve contar com um<text:s/></text:span><text:span text:style-name="T34">mecanismo</text:span><text:span text:style-name="T35"><text:s/>de login para que sejam mostradas funcionalidades de acordo com a categoria do<text:s/></text:span><text:span text:style-name="T36">usuário.</text:span></text:p>
        </text:list-item>
        <text:list-item>
          <text:p text:style-name="P37"><text:span text:style-name="T38">O sistema deve permitir<text:s/></text:span><text:span text:style-name="T39">os funcionários</text:span><text:span text:style-name="T40"><text:s/>da secretaria realizarem o cadastro da matriz curricular de um curso.</text:span></text:p>
        </text:list-item>
        <text:list-item>
          <text:p text:style-name="P41"><text:span text:style-name="T42">O sistema deve permitir aos funcionários cadast</text:span><text:span text:style-name="T43">rarem as turmas de um curso.</text:span></text:p>
        </text:list-item>
        <text:list-item>
          <text:p text:style-name="P44">O sistema deve permitir que o aluno informe<text:s/>as<text:s/>disciplinas<text:s/>já cursadas.</text:p>
        </text:list-item>
        <text:list-item>
          <text:p text:style-name="P45">O<text:s/>sistema<text:s/>deve permitir que o aluno informe suas restrições.</text:p>
        </text:list-item>
        <text:list-item>
          <text:p text:style-name="P46"><text:span text:style-name="T47">O sistema deve sugerir ao aluno disciplinas e turmas que podem ser<text:s/></text:span><text:span text:style-name="T48">cursadas</text:span><text:span text:style-name="T49"><text:s/>baseados nas<text:s/></text:span><text:span text:style-name="T50">restrições</text:span><text:span text:style-name="T51"><text:s/></text:span><text:span text:style-name="T52">informadas pelo aluno.</text:span></text:p>
        </text:list-item>
        <text:list-item>
          <text:p text:style-name="P53"><text:span text:style-name="T54">O sistema deve sugerir outra grade de horários se o usuario requerir.</text:span></text:p>
        </text:list-item>
      </text:list>
      <text:h text:style-name="Título1" text:outline-level="1">Qualidade do Sistema</text:h>
      <text:p text:style-name="P55"/>
      <text:h text:style-name="Título2" text:outline-level="2">Usabilidade<text:span text:style-name="T56"><text:tab/></text:span></text:h>
      <text:p text:style-name="P57"><text:tab/>O software é de fácil utilização e uso, totalmente em português, executar independente do<text:s/>navegador</text:p>
      <text:h text:style-name="Título2" text:outline-level="2">Confiabilidade</text:h>
      <text:p text:style-name="P58"><text:tab/>O sistema tem que estar sempre funcional durante o processo de matrícula, caso<text:s/>ocorram falhas o sistema deve ser capaz de ser restaurado ao estado anterior a falha.</text:p>
      <text:h text:style-name="Título2" text:outline-level="2">Performance</text:h>
      <text:p text:style-name="P59"><text:tab/>O sistema sempre deve responder em até 5 segundos, tempo de startup e shutdown de 1 minuto e consegue trabalhar com capacidade de 500 usuários<text:s/>simultâneos.</text:p>
      <text:h text:style-name="Título2" text:outline-level="2">Suportabilidade</text:h>
      <text:p text:style-name="P60">O<text:s/>sistema deve suportar novas funcionalidades.</text:p>
      <text:p text:style-name="P61"/>
      <text:h text:style-name="Título1" text:outline-level="1">System Interfaces</text:h>
      <text:p text:style-name="P62"/>
      <text:h text:style-name="Título2" text:outline-level="2">User Interfaces</text:h>
      <text:p text:style-name="P63"/>
      <text:h text:style-name="Título3" text:outline-level="3">Look &amp; Feel</text:h>
      <text:p text:style-name="P64"><text:tab/>A interface deve ser intuitiva, para que o usuário possa efetuar suas tarefas de forma eficiente.</text:p>
      <text:h text:style-name="Título3" text:outline-level="3">Layout and Navigation Requirements</text:h>
      <text:p text:style-name="P65"/>
      <text:p text:style-name="Standard"><text:span text:style-name="T66"><text:tab/></text:span><text:span text:style-name="T67">O sis</text:span><text:span text:style-name="T68">tema terá 4 interfaces principais:</text:span></text:p>
      <text:p text:style-name="P69"/>
      <text:list text:style-name="LFO11" text:continue-numbering="true">
        <text:list-item>
          <text:p text:style-name="P70">A interface de login, onde o usuário informa matrícula e senha.</text:p>
        </text:list-item>
        <text:list-item>
          <text:p text:style-name="P71">A interface de cadastro de matriz curricular.</text:p>
        </text:list-item>
        <text:list-item>
          <text:p text:style-name="P72">A interface de cadastro de turmas.</text:p>
        </text:list-item>
        <text:list-item>
          <text:p text:style-name="P73">A interface para informar as restrições.</text:p>
        </text:list-item>
        <text:list-item>
          <text:p text:style-name="P74">A interface com a grade de horário<text:s/>gerada.</text:p>
        </text:list-item>
      </text:list>
      <text:p text:style-name="P75"/>
      <text:h text:style-name="Título3" text:outline-level="3">Consistency</text:h>
      <text:p text:style-name="P76"><text:span text:style-name="T77">O Sistema terá consistência nas suas<text:s/></text:span><text:span text:style-name="T78">telas, irá seguir um padrão definido antes de começar os mockups das telas.</text:span></text:p>
      <text:h text:style-name="Título3" text:outline-level="3">User Personalization &amp;<text:s/>Customization Requirements</text:h>
      <text:p text:style-name="P79">Este item irá ser reavaliado depois do primeiro protótipo.</text:p>
      <text:p text:style-name="P80"/>
      <text:h text:style-name="Título2" text:outline-level="2">Interfaces to External Systems or Devices</text:h>
      <text:p text:style-name="P81"><text:span text:style-name="T82"><text:tab/>Não se aplica.</text:span></text:p>
      <text:soft-page-break/>
      <text:h text:style-name="P83" text:outline-level="1">Business Rules</text:h>
      <text:p text:style-name="P114"/>
      <text:h text:style-name="Título2" text:outline-level="2">Restrições de Acesso</text:h>
      <text:h text:style-name="P115" text:outline-level="3">001- O plano da disciplina é necessário para gerar a grade de<text:s/>horários</text:h>
      <text:p text:style-name="P116"><text:tab/>Se não tivermos o plano da disciplina não temos como saber quais as disciplinas precisam ser feitas pelo curso.</text:p>
      <text:p text:style-name="P117"/>
      <text:h text:style-name="Título2" text:outline-level="2">Restrições de Uso</text:h>
      <text:h text:style-name="P118" text:outline-level="3">002- As disciplinas cursadas é necessário para gerar a grade de horários</text:h>
      <text:p text:style-name="P119"><text:tab/>Se não tivermos as disciplinas cursadas<text:s/>pelo aluno não temos como saber quais as disciplinas já foram feitas</text:p>
      <text:p text:style-name="P120"/>
      <text:p text:style-name="P121"/>
      <text:h text:style-name="Título1" text:outline-level="1">Restrições do Sistema</text:h>
      <text:p text:style-name="P122"/>
      <text:h text:style-name="Título1" text:outline-level="1">Conformidade do Sistema</text:h>
      <text:h text:style-name="Título2" text:outline-level="2">Licensing Requirements</text:h>
      <text:p text:style-name="P123"><text:tab/>Licença da PUC-RS para usar o Sistema.</text:p>
      <text:h text:style-name="Título2" text:outline-level="2">Legal, Copyright, and Other Notices</text:h>
      <text:p text:style-name="InfoBlue"/>
      <text:p text:style-name="P124">Todas diretos reservados a empresa<text:s/>contratada</text:p>
      <text:h text:style-name="Título2" text:outline-level="2">Applicable Standards</text:h>
      <text:p text:style-name="P125"/>
      <text:h text:style-name="Título1" text:outline-level="1">Documentação do Sistema</text:h>
      <text:p text:style-name="P126"/>
      <text:p text:style-name="Standard"><text:bookmark-start text:name="_PictureBullets"/><text:bookmark-end text:name="_PictureBullet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padoDocumento" style:display-name="Mapa do Documento" style:family="paragraph" style:parent-style-name="Standard"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fo:font-style="italic" style:font-style-asian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Corpodetexto3" style:display-name="Corpo de tex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abelaNORM2ParaRede" style:display-name="Tabela NORM 2 ParaRede" style:family="paragraph" style:parent-style-name="Standard">
      <style:paragraph-properties fo:keep-together="always" fo:widows="2" fo:orphans="2" fo:margin-top="0.0416in" fo:margin-bottom="0.0416in" fo:line-height="0.2083in" fo:margin-left="0.0784in" fo:margin-right="0.0784in">
        <style:tab-stops>
          <style:tab-stop style:type="left" style:position="0.875in"/>
        </style:tab-stops>
      </style:paragraph-properties>
      <style:text-properties style:font-name="Verdana" style:font-name-asian="Verdana" style:font-name-complex="Verdana" style:font-weight-complex="bold" fo:color="#000000" fo:font-size="8pt" style:font-size-asian="8pt" style:font-size-complex="8pt" fo:language="pt" fo:country="PT" fo:hyphenate="false"/>
    </style:style>
    <style:style style:name="bullet1pararede" style:display-name="bullet1pararede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Wingdings" style:font-name-asian="Wingdings" style:font-name-complex="Wingdings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Char" style:display-name="InfoBlue Char" style:family="text" style:parent-style-name="Fonteparág.padrão">
      <style:text-properties style:font-name="Times" style:font-name-asian="Times" style:font-name-complex="Times" fo:font-style="italic" style:font-style-asian="italic" fo:color="#0000FF" fo:language="en" fo:country="US" style:language-complex="ar" style:country-complex="S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Fonteparág.padrão" style:family="text">
      <style:text-properties style:font-name-asian="Symbol" style:font-name-complex="Symbol"/>
    </style:style>
    <style:style style:name="T23" style:parent-style-name="Fonteparág.padrão" style:family="text">
      <style:text-properties style:font-name-asian="Symbol" style:font-name-complex="Symbol"/>
    </style:style>
    <number:date-style style:name="N24" number:language="en" number:country="US">
      <number:year number:style="long" number:calendar="gregorian"/>
    </number:date-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end"/>
    </style:style>
    <style:style style:name="T27" style:parent-style-name="Fonteparág.padrão" style:family="text">
      <style:text-properties style:font-name-asian="Symbol" style:font-name-complex="Symbol"/>
    </style:style>
    <style:style style:name="T28" style:parent-style-name="Númerodepágina" style:family="text">
      <style:text-properties style:font-name-asian="Symbol" style:font-name-complex="Symbol"/>
    </style:style>
    <style:style style:name="P29" style:parent-style-name="Rodapé" style:family="paragraph">
      <style:text-properties style:font-name-asian="Symbol" style:font-name-complex="Symbol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85" style:family="table-column">
      <style:table-column-properties style:column-width="4.4298in" style:use-optimal-column-width="false"/>
    </style:style>
    <style:style style:name="TableColumn86" style:family="table-column">
      <style:table-column-properties style:column-width="2.218in" style:use-optimal-column-width="false"/>
    </style:style>
    <style:style style:name="Table84" style:family="table">
      <style:table-properties style:width="6.6479in" fo:margin-left="-0.0798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text-properties fo:font-weight="bold" style:font-weight-asian="bold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9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96" style:family="table-column">
      <style:table-column-properties style:column-width="2.1958in" style:use-optimal-column-width="false"/>
    </style:style>
    <style:style style:name="TableColumn97" style:family="table-column">
      <style:table-column-properties style:column-width="2.1958in" style:use-optimal-column-width="false"/>
    </style:style>
    <style:style style:name="TableColumn98" style:family="table-column">
      <style:table-column-properties style:column-width="2.1958in" style:use-optimal-column-width="false"/>
    </style:style>
    <style:style style:name="Table95" style:family="table">
      <style:table-properties style:width="6.5875in" fo:margin-left="-0.075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right="0.25in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104" style:parent-style-name="Fonteparág.padrão" style:family="text">
      <style:text-properties style:font-name="Symbol" style:font-name-asian="Symbol" style:font-name-complex="Symbol"/>
    </style:style>
    <style:style style:name="T105" style:parent-style-name="Fonteparág.padrão" style:family="text">
      <style:text-properties style:font-name-asian="Symbol" style:font-name-complex="Symbol"/>
    </style:style>
    <style:style style:name="T106" style:parent-style-name="Fonteparág.padrão" style:family="text">
      <style:text-properties style:font-name-asian="Symbol" style:font-name-complex="Symbol"/>
    </style:style>
    <number:date-style style:name="N107" number:language="en" number:country="US">
      <number:year number:style="long" number:calendar="gregorian"/>
    </number:date-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end"/>
    </style:style>
    <style:style style:name="T110" style:parent-style-name="Fonteparág.padrão" style:family="text">
      <style:text-properties style:font-name-asian="Symbol" style:font-name-complex="Symbol"/>
    </style:style>
    <style:style style:name="T111" style:parent-style-name="Fonteparág.padrão" style:family="text">
      <style:text-properties style:font-name-asian="Symbol" style:font-name-complex="Symbol"/>
    </style:style>
    <style:style style:name="T112" style:parent-style-name="Númerodepágina" style:family="text">
      <style:text-properties style:font-name-asian="Symbol" style:font-name-complex="Symbol"/>
    </style:style>
    <style:style style:name="P113" style:parent-style-name="Rodapé" style:family="paragraph">
      <style:text-properties style:font-name-asian="Symbol" style:font-name-complex="Symbo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Taciturn-duck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Documentos de Requisitos</text:p>
            </table:table-cell>
            <table:table-cell table:style-name="TableCell12">
              <text:p text:style-name="Standard"><text:s text:c="2"/>Data: <text:s/>28/08/2015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,<text:s/></text:span><text:span text:style-name="T23"><text:date style:data-style-name="N24">2015</text:date></text:span></text:p>
            </table:table-cell>
            <table:table-cell table:style-name="TableCell25">
              <text:p text:style-name="P26"><text:span text:style-name="T27">Page<text:s/></text:span><text:span text:style-name="T28"><text:page-number text:fixed="false">1</text:page-number></text:span></text:p>
            </table:table-cell>
          </table:table-row>
        </table:table>
        <text:p text:style-name="P29"/>
      </style:footer>
    </style:master-page>
    <style:master-page style:name="MP1" style:page-layout-name="PL1">
      <style:header>
        <table:table table:style-name="Table84">
          <table:table-columns>
            <table:table-column table:style-name="TableColumn85"/>
            <table:table-column table:style-name="TableColumn86"/>
          </table:table-columns>
          <table:table-row table:style-name="TableRow87">
            <table:table-cell table:style-name="TableCell88">
              <text:p text:style-name="P89">Taciturn-duck</text:p>
            </table:table-cell>
            <table:table-cell table:style-name="TableCell90">
              <text:p text:style-name="P91"><text:s/></text:p>
            </table:table-cell>
          </table:table-row>
          <table:table-row table:style-name="TableRow92">
            <table:table-cell table:style-name="TableCell93">
              <text:p text:style-name="Standard">Documentos de Requisitos</text:p>
            </table:table-cell>
            <table:table-cell table:style-name="TableCell94">
              <text:p text:style-name="Standard"><text:s text:c="2"/>Date: <text:s/>27/08/2015</text:p>
            </table:table-cell>
          </table:table-row>
        </table:table>
        <text:p text:style-name="Cabeçalho"/>
      </style:header>
      <style:footer>
        <table:table table:style-name="Table95">
          <table:table-columns>
            <table:table-column table:style-name="TableColumn96"/>
            <table:table-column table:style-name="TableColumn97"/>
            <table:table-column table:style-name="TableColumn98"/>
          </table:table-columns>
          <table:table-row table:style-name="TableRow99">
            <table:table-cell table:style-name="TableCell100">
              <text:p text:style-name="P101">Confidential</text:p>
            </table:table-cell>
            <table:table-cell table:style-name="TableCell102">
              <text:p text:style-name="P103"><text:span text:style-name="T104"></text:span><text:span text:style-name="T105">,<text:s/></text:span><text:span text:style-name="T106"><text:date style:data-style-name="N107">2015</text:date></text:span></text:p>
            </table:table-cell>
            <table:table-cell table:style-name="TableCell108">
              <text:p text:style-name="P109"><text:span text:style-name="T110">Page</text:span><text:span text:style-name="T111"><text:s/></text:span><text:span text:style-name="T112"><text:page-number text:fixed="false">3</text:page-number></text:span></text:p>
            </table:table-cell>
          </table:table-row>
        </table:table>
        <text:p text:style-name="P11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orting Requirements</dc:title>
    <dc:subject>&lt;Project Name&gt;</dc:subject>
    <dc:creator>MATHEUS DE SOUZA REDECKER</dc:creator>
    <meta:creation-date>2015-08-27T21:30:00Z</meta:creation-date>
    <dc:date>2015-09-18T01:18:00Z</dc:date>
    <meta:print-date>2001-03-15T14:26:00Z</meta:print-date>
    <meta:template xlink:href="Normal" xlink:type="simple"/>
    <meta:editing-cycles>9</meta:editing-cycles>
    <meta:editing-duration>PT3900S</meta:editing-duration>
    <meta:document-statistic meta:page-count="3" meta:paragraph-count="5" meta:word-count="429" meta:character-count="2746" meta:row-count="19" meta:non-whitespace-character-count="2322"/>
  </office:meta>
</office:document-meta>
</file>